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 draw:shadow="visible" draw:shadow-offset-x="0.051cm" draw:shadow-offset-y="0.051cm"/>
    </style:style>
    <style:style style:name="gr2" style:family="graphic" style:parent-style-name="standard">
      <style:graphic-properties draw:fill="solid" draw:fill-color="#204a87" draw:textarea-horizontal-align="justify" draw:textarea-vertical-align="middle" draw:auto-grow-height="false" draw:shadow="visible" draw:shadow-offset-x="0.07cm" draw:shadow-offset-y="0.0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1.674cm" svg:height="0.781cm" draw:transform="rotate (0.742637596723447) translate (-0.0279323011806692cm 1.43119436850919cm)" svg:viewBox="0 0 1675 782" svg:d="m0 2429c155 7 795-359 950-358 174 0 551 788 725 782">
          <text:p/>
        </draw:path>
        <draw:custom-shape draw:style-name="gr2" draw:text-style-name="P1" draw:layer="layout" svg:width="0.334cm" svg:height="0.335cm" svg:x="1.591cm" svg:y="0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4cm" svg:height="0.334cm" svg:x="0.1cm" svg:y="1.5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4cm" svg:height="0.335cm" svg:x="0.2cm" svg:y="0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1T20:41:14.66</meta:creation-date>
    <dc:date>2009-11-25T14:24:03.13</dc:date>
    <meta:editing-duration>PT13H33M08S</meta:editing-duration>
    <meta:editing-cycles>13</meta:editing-cycles>
    <meta:generator>OpenOffice.org/3.0$Win32 OpenOffice.org_project/300m15$Build-9379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